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437in"/>
    </style:style>
    <style:style style:name="co3" style:family="table-column">
      <style:table-column-properties fo:break-before="auto" style:column-width="2.0319in"/>
    </style:style>
    <style:style style:name="co4" style:family="table-column">
      <style:table-column-properties fo:break-before="auto" style:column-width="1.4528in"/>
    </style:style>
    <style:style style:name="co5" style:family="table-column">
      <style:table-column-properties fo:break-before="auto" style:column-width="1.0264in"/>
    </style:style>
    <style:style style:name="co6" style:family="table-column">
      <style:table-column-properties fo:break-before="auto" style:column-width="1.6819in"/>
    </style:style>
    <style:style style:name="co7" style:family="table-column">
      <style:table-column-properties fo:break-before="auto" style:column-width="1.7043in"/>
    </style:style>
    <style:style style:name="co8" style:family="table-column">
      <style:table-column-properties fo:break-before="auto" style:column-width="1.6165in"/>
    </style:style>
    <style:style style:name="co9" style:family="table-column">
      <style:table-column-properties fo:break-before="auto" style:column-width="1.9008in"/>
    </style:style>
    <style:style style:name="co11" style:family="table-column">
      <style:table-column-properties fo:break-before="auto" style:column-width="1.835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 style:data-style-name="N43"/>
    <style:style style:name="ce3" style:family="table-cell" style:parent-style-name="Default" style:data-style-name="N44"/>
  </office:automatic-styles>
  <office:body>
    <office:spreadsheet>
      <table:table table:name="Blad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Naam</text:p>
          </table:table-cell>
          <table:table-cell table:style-name="ce1" office:value-type="string">
            <text:p>Taak</text:p>
          </table:table-cell>
          <table:table-cell table:style-name="ce1" office:value-type="string">
            <text:p>Begin tijd</text:p>
          </table:table-cell>
          <table:table-cell table:style-name="ce1" office:value-type="string">
            <text:p>Eind tijd</text:p>
          </table:table-cell>
          <table:table-cell table:style-name="ce1" office:value-type="string">
            <text:p>totaal uren gewerkt</text:p>
          </table:table-cell>
          <table:table-cell table:style-name="ce1" office:value-type="string">
            <text:p>uurtarief</text:p>
          </table:table-cell>
          <table:table-cell table:style-name="ce1" office:value-type="string">
            <text:p>totaalbedrag</text:p>
          </table:table-cell>
          <table:table-cell table:style-name="ce1" office:value-type="string">
            <text:p>telefoonnummer</text:p>
          </table:table-cell>
          <table:table-cell table:style-name="ce1" office:value-type="string">
            <text:p>Email</text:p>
          </table:table-cell>
        </table:table-row>
        <table:table-row table:style-name="ro2">
          <table:table-cell office:value-type="string">
            <text:p>Karel kachelkrocht</text:p>
          </table:table-cell>
          <table:table-cell office:value-type="string">
            <text:p>opbouw Grote zaal</text:p>
          </table:table-cell>
          <table:table-cell office:value-type="time" office:time-value="PT06H00M00S">
            <text:p>06:00:00 AM</text:p>
          </table:table-cell>
          <table:table-cell office:value-type="time" office:time-value="PT12H00M00S">
            <text:p>12:00:00 PM</text:p>
          </table:table-cell>
          <table:table-cell table:formula="of:=HOUR([.D2]-[.C2])" office:value-type="float" office:value="6">
            <text:p>6</text:p>
          </table:table-cell>
          <table:table-cell office:value-type="float" office:value="30">
            <text:p>30</text:p>
          </table:table-cell>
          <table:table-cell table:formula="of:=([.E2]*[.F2])" office:value-type="float" office:value="180">
            <text:p>18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berend boterkoek</text:p>
          </table:table-cell>
          <table:table-cell office:value-type="string">
            <text:p>opbouw Grote zaal</text:p>
          </table:table-cell>
          <table:table-cell office:value-type="time" office:time-value="PT06H00M00S">
            <text:p>06:00:00 AM</text:p>
          </table:table-cell>
          <table:table-cell office:value-type="time" office:time-value="PT12H00M00S">
            <text:p>12:00:00 PM</text:p>
          </table:table-cell>
          <table:table-cell table:formula="of:=HOUR([.D3]-[.C3])" office:value-type="float" office:value="6">
            <text:p>6</text:p>
          </table:table-cell>
          <table:table-cell office:value-type="float" office:value="30">
            <text:p>30</text:p>
          </table:table-cell>
          <table:table-cell table:formula="of:=([.E3]*[.F3])" office:value-type="float" office:value="180">
            <text:p>18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arend appelgebak</text:p>
          </table:table-cell>
          <table:table-cell office:value-type="string">
            <text:p>opbouw Grote zaal</text:p>
          </table:table-cell>
          <table:table-cell office:value-type="time" office:time-value="PT06H00M00S">
            <text:p>06:00:00 AM</text:p>
          </table:table-cell>
          <table:table-cell office:value-type="time" office:time-value="PT12H00M00S">
            <text:p>12:00:00 PM</text:p>
          </table:table-cell>
          <table:table-cell table:formula="of:=HOUR([.D4]-[.C4])" office:value-type="float" office:value="6">
            <text:p>6</text:p>
          </table:table-cell>
          <table:table-cell office:value-type="float" office:value="30">
            <text:p>30</text:p>
          </table:table-cell>
          <table:table-cell table:formula="of:=([.E4]*[.F4])" office:value-type="float" office:value="180">
            <text:p>18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bart barrelbond</text:p>
          </table:table-cell>
          <table:table-cell office:value-type="string">
            <text:p>opbouw Grote zaal</text:p>
          </table:table-cell>
          <table:table-cell office:value-type="time" office:time-value="PT06H00M00S">
            <text:p>06:00:00 AM</text:p>
          </table:table-cell>
          <table:table-cell office:value-type="time" office:time-value="PT12H00M00S">
            <text:p>12:00:00 PM</text:p>
          </table:table-cell>
          <table:table-cell table:formula="of:=HOUR([.D5]-[.C5])" office:value-type="float" office:value="6">
            <text:p>6</text:p>
          </table:table-cell>
          <table:table-cell office:value-type="float" office:value="30">
            <text:p>30</text:p>
          </table:table-cell>
          <table:table-cell table:formula="of:=([.E5]*[.F5])" office:value-type="float" office:value="180">
            <text:p>18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david dankel</text:p>
          </table:table-cell>
          <table:table-cell office:value-type="string">
            <text:p>opbouw Grote zaal</text:p>
          </table:table-cell>
          <table:table-cell office:value-type="time" office:time-value="PT06H00M00S">
            <text:p>06:00:00 AM</text:p>
          </table:table-cell>
          <table:table-cell office:value-type="time" office:time-value="PT12H00M00S">
            <text:p>12:00:00 PM</text:p>
          </table:table-cell>
          <table:table-cell table:formula="of:=HOUR([.D6]-[.C6])" office:value-type="float" office:value="6">
            <text:p>6</text:p>
          </table:table-cell>
          <table:table-cell office:value-type="float" office:value="30">
            <text:p>30</text:p>
          </table:table-cell>
          <table:table-cell table:formula="of:=([.E6]*[.F6])" office:value-type="float" office:value="180">
            <text:p>18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gerard graag</text:p>
          </table:table-cell>
          <table:table-cell office:value-type="string">
            <text:p>opbouw Grote zaal</text:p>
          </table:table-cell>
          <table:table-cell office:value-type="time" office:time-value="PT06H00M00S">
            <text:p>06:00:00 AM</text:p>
          </table:table-cell>
          <table:table-cell office:value-type="time" office:time-value="PT12H00M00S">
            <text:p>12:00:00 PM</text:p>
          </table:table-cell>
          <table:table-cell table:formula="of:=HOUR([.D7]-[.C7])" office:value-type="float" office:value="6">
            <text:p>6</text:p>
          </table:table-cell>
          <table:table-cell office:value-type="float" office:value="30">
            <text:p>30</text:p>
          </table:table-cell>
          <table:table-cell table:formula="of:=([.E7]*[.F7])" office:value-type="float" office:value="180">
            <text:p>18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william wortel</text:p>
          </table:table-cell>
          <table:table-cell office:value-type="string">
            <text:p>opbouw Kleine zaal</text:p>
          </table:table-cell>
          <table:table-cell office:value-type="time" office:time-value="PT06H00M00S">
            <text:p>06:00:00 AM</text:p>
          </table:table-cell>
          <table:table-cell office:value-type="time" office:time-value="PT12H00M00S">
            <text:p>12:00:00 PM</text:p>
          </table:table-cell>
          <table:table-cell table:formula="of:=HOUR([.D8]-[.C8])" office:value-type="float" office:value="6">
            <text:p>6</text:p>
          </table:table-cell>
          <table:table-cell office:value-type="float" office:value="30">
            <text:p>30</text:p>
          </table:table-cell>
          <table:table-cell table:formula="of:=([.E8]*[.F8])" office:value-type="float" office:value="180">
            <text:p>18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job jolig</text:p>
          </table:table-cell>
          <table:table-cell office:value-type="string">
            <text:p>opbouw Kleine zaal</text:p>
          </table:table-cell>
          <table:table-cell office:value-type="time" office:time-value="PT06H00M00S">
            <text:p>06:00:00 AM</text:p>
          </table:table-cell>
          <table:table-cell office:value-type="time" office:time-value="PT12H00M00S">
            <text:p>12:00:00 PM</text:p>
          </table:table-cell>
          <table:table-cell table:formula="of:=HOUR([.D9]-[.C9])" office:value-type="float" office:value="6">
            <text:p>6</text:p>
          </table:table-cell>
          <table:table-cell office:value-type="float" office:value="30">
            <text:p>30</text:p>
          </table:table-cell>
          <table:table-cell table:formula="of:=([.E9]*[.F9])" office:value-type="float" office:value="180">
            <text:p>18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jacob jaknikker</text:p>
          </table:table-cell>
          <table:table-cell office:value-type="string">
            <text:p>opbouw Kleine zaal</text:p>
          </table:table-cell>
          <table:table-cell office:value-type="time" office:time-value="PT06H00M00S">
            <text:p>06:00:00 AM</text:p>
          </table:table-cell>
          <table:table-cell office:value-type="time" office:time-value="PT12H00M00S">
            <text:p>12:00:00 PM</text:p>
          </table:table-cell>
          <table:table-cell table:formula="of:=HOUR([.D10]-[.C10])" office:value-type="float" office:value="6">
            <text:p>6</text:p>
          </table:table-cell>
          <table:table-cell office:value-type="float" office:value="30">
            <text:p>30</text:p>
          </table:table-cell>
          <table:table-cell table:formula="of:=([.E10]*[.F10])" office:value-type="float" office:value="180">
            <text:p>18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frans fanaat</text:p>
          </table:table-cell>
          <table:table-cell office:value-type="string">
            <text:p>opbouw Kleine zaal</text:p>
          </table:table-cell>
          <table:table-cell office:value-type="time" office:time-value="PT06H00M00S">
            <text:p>06:00:00 AM</text:p>
          </table:table-cell>
          <table:table-cell office:value-type="time" office:time-value="PT12H00M00S">
            <text:p>12:00:00 PM</text:p>
          </table:table-cell>
          <table:table-cell table:formula="of:=HOUR([.D11]-[.C11])" office:value-type="float" office:value="6">
            <text:p>6</text:p>
          </table:table-cell>
          <table:table-cell office:value-type="float" office:value="30">
            <text:p>30</text:p>
          </table:table-cell>
          <table:table-cell table:formula="of:=([.E11]*[.F11])" office:value-type="float" office:value="180">
            <text:p>18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Louk rikker</text:p>
          </table:table-cell>
          <table:table-cell office:value-type="string">
            <text:p>Rigging en lampen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table:formula="of:=HOUR([.D12]-[.C12])" office:value-type="float" office:value="6">
            <text:p>6</text:p>
          </table:table-cell>
          <table:table-cell office:value-type="float" office:value="35">
            <text:p>35</text:p>
          </table:table-cell>
          <table:table-cell table:formula="of:=([.E12]*[.F12])" office:value-type="float" office:value="210">
            <text:p>21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rick rakker</text:p>
          </table:table-cell>
          <table:table-cell office:value-type="string">
            <text:p>Rigging en lampen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table:formula="of:=HOUR([.D13]-[.C13])" office:value-type="float" office:value="6">
            <text:p>6</text:p>
          </table:table-cell>
          <table:table-cell office:value-type="float" office:value="35">
            <text:p>35</text:p>
          </table:table-cell>
          <table:table-cell table:formula="of:=([.E13]*[.F13])" office:value-type="float" office:value="210">
            <text:p>21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Jelle de wijn</text:p>
          </table:table-cell>
          <table:table-cell office:value-type="string">
            <text:p>Rigging en lampen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table:formula="of:=HOUR([.D14]-[.C14])" office:value-type="float" office:value="6">
            <text:p>6</text:p>
          </table:table-cell>
          <table:table-cell office:value-type="float" office:value="35">
            <text:p>35</text:p>
          </table:table-cell>
          <table:table-cell table:formula="of:=([.E14]*[.F14])" office:value-type="float" office:value="210">
            <text:p>21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Gerrald Jongsma</text:p>
          </table:table-cell>
          <table:table-cell office:value-type="string">
            <text:p>Rigging en lampen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table:formula="of:=HOUR([.D15]-[.C15])" office:value-type="float" office:value="6">
            <text:p>6</text:p>
          </table:table-cell>
          <table:table-cell office:value-type="float" office:value="35">
            <text:p>35</text:p>
          </table:table-cell>
          <table:table-cell table:formula="of:=([.E15]*[.F15])" office:value-type="float" office:value="210">
            <text:p>21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robert robe</text:p>
          </table:table-cell>
          <table:table-cell office:value-type="string">
            <text:p>Rigging en lampen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table:formula="of:=HOUR([.D16]-[.C16])" office:value-type="float" office:value="6">
            <text:p>6</text:p>
          </table:table-cell>
          <table:table-cell office:value-type="float" office:value="35">
            <text:p>35</text:p>
          </table:table-cell>
          <table:table-cell table:formula="of:=([.E16]*[.F16])" office:value-type="float" office:value="210">
            <text:p>21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mari zeilstra</text:p>
          </table:table-cell>
          <table:table-cell office:value-type="string">
            <text:p>Rigging en lampen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table:formula="of:=HOUR([.D17]-[.C17])" office:value-type="float" office:value="6">
            <text:p>6</text:p>
          </table:table-cell>
          <table:table-cell office:value-type="float" office:value="35">
            <text:p>35</text:p>
          </table:table-cell>
          <table:table-cell table:formula="of:=([.E17]*[.F17])" office:value-type="float" office:value="210">
            <text:p>21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Sebatian hottel</text:p>
          </table:table-cell>
          <table:table-cell office:value-type="string">
            <text:p>PA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table:formula="of:=HOUR([.D18]-[.C18])" office:value-type="float" office:value="6">
            <text:p>6</text:p>
          </table:table-cell>
          <table:table-cell office:value-type="float" office:value="35">
            <text:p>35</text:p>
          </table:table-cell>
          <table:table-cell table:formula="of:=([.E18]*[.F18])" office:value-type="float" office:value="210">
            <text:p>21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Kylian van burken</text:p>
          </table:table-cell>
          <table:table-cell office:value-type="string">
            <text:p>PA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table:formula="of:=HOUR([.D19]-[.C19])" office:value-type="float" office:value="6">
            <text:p>6</text:p>
          </table:table-cell>
          <table:table-cell office:value-type="float" office:value="35">
            <text:p>35</text:p>
          </table:table-cell>
          <table:table-cell table:formula="of:=([.E19]*[.F19])" office:value-type="float" office:value="210">
            <text:p>21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Arya van Eersel</text:p>
          </table:table-cell>
          <table:table-cell office:value-type="string">
            <text:p>PA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table:formula="of:=HOUR([.D20]-[.C20])" office:value-type="float" office:value="6">
            <text:p>6</text:p>
          </table:table-cell>
          <table:table-cell office:value-type="float" office:value="35">
            <text:p>35</text:p>
          </table:table-cell>
          <table:table-cell table:formula="of:=([.E20]*[.F20])" office:value-type="float" office:value="210">
            <text:p>21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Rinse Folkertsma</text:p>
          </table:table-cell>
          <table:table-cell office:value-type="string">
            <text:p>PA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table:formula="of:=HOUR([.D21]-[.C21])" office:value-type="float" office:value="6">
            <text:p>6</text:p>
          </table:table-cell>
          <table:table-cell office:value-type="float" office:value="35">
            <text:p>35</text:p>
          </table:table-cell>
          <table:table-cell table:formula="of:=([.E21]*[.F21])" office:value-type="float" office:value="210">
            <text:p>21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Almir van zeist</text:p>
          </table:table-cell>
          <table:table-cell office:value-type="string">
            <text:p>PA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table:formula="of:=HOUR([.D22]-[.C22])" office:value-type="float" office:value="6">
            <text:p>6</text:p>
          </table:table-cell>
          <table:table-cell office:value-type="float" office:value="35">
            <text:p>35</text:p>
          </table:table-cell>
          <table:table-cell table:formula="of:=([.E22]*[.F22])" office:value-type="float" office:value="210">
            <text:p>21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Orrin leegwater</text:p>
          </table:table-cell>
          <table:table-cell office:value-type="string">
            <text:p>PA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table:formula="of:=HOUR([.D23]-[.C23])" office:value-type="float" office:value="6">
            <text:p>6</text:p>
          </table:table-cell>
          <table:table-cell office:value-type="float" office:value="35">
            <text:p>35</text:p>
          </table:table-cell>
          <table:table-cell table:formula="of:=([.E23]*[.F23])" office:value-type="float" office:value="210">
            <text:p>21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Germen Gielen</text:p>
          </table:table-cell>
          <table:table-cell office:value-type="string">
            <text:p>Systeem inmeten</text:p>
          </table:table-cell>
          <table:table-cell office:value-type="time" office:time-value="PT15H00M00S">
            <text:p>03:00:00 PM</text:p>
          </table:table-cell>
          <table:table-cell office:value-type="time" office:time-value="PT18H00M00S">
            <text:p>06:00:00 PM</text:p>
          </table:table-cell>
          <table:table-cell table:formula="of:=HOUR([.D24]-[.C24])"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([.E24]*[.F24])" office:value-type="float" office:value="150">
            <text:p>1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Johnny hermsen</text:p>
          </table:table-cell>
          <table:table-cell office:value-type="string">
            <text:p>Lichttechnicus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table:formula="of:=HOUR([.D25]-[.C25])" office:value-type="float" office:value="10">
            <text:p>10</text:p>
          </table:table-cell>
          <table:table-cell office:value-type="float" office:value="45">
            <text:p>45</text:p>
          </table:table-cell>
          <table:table-cell table:formula="of:=([.E25]*[.F25])" office:value-type="float" office:value="450">
            <text:p>4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Durk Strikwerda</text:p>
          </table:table-cell>
          <table:table-cell office:value-type="string">
            <text:p>Lichttechnicus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table:formula="of:=HOUR([.D26]-[.C26])" office:value-type="float" office:value="10">
            <text:p>10</text:p>
          </table:table-cell>
          <table:table-cell office:value-type="float" office:value="45">
            <text:p>45</text:p>
          </table:table-cell>
          <table:table-cell table:formula="of:=([.E26]*[.F26])" office:value-type="float" office:value="450">
            <text:p>4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Maurits oortwijn</text:p>
          </table:table-cell>
          <table:table-cell office:value-type="string">
            <text:p>Front grote zaal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table:formula="of:=HOUR([.D27]-[.C27])" office:value-type="float" office:value="10">
            <text:p>10</text:p>
          </table:table-cell>
          <table:table-cell office:value-type="float" office:value="45">
            <text:p>45</text:p>
          </table:table-cell>
          <table:table-cell table:formula="of:=([.E27]*[.F27])" office:value-type="float" office:value="450">
            <text:p>4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ilco verhallen</text:p>
          </table:table-cell>
          <table:table-cell office:value-type="string">
            <text:p>Monitor grote zaal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table:formula="of:=HOUR([.D28]-[.C28])" office:value-type="float" office:value="10">
            <text:p>10</text:p>
          </table:table-cell>
          <table:table-cell office:value-type="float" office:value="45">
            <text:p>45</text:p>
          </table:table-cell>
          <table:table-cell table:formula="of:=([.E28]*[.F28])" office:value-type="float" office:value="450">
            <text:p>4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Aissam van der werf</text:p>
          </table:table-cell>
          <table:table-cell office:value-type="string">
            <text:p>Front kleine zaal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table:formula="of:=HOUR([.D29]-[.C29])" office:value-type="float" office:value="10">
            <text:p>10</text:p>
          </table:table-cell>
          <table:table-cell office:value-type="float" office:value="45">
            <text:p>45</text:p>
          </table:table-cell>
          <table:table-cell table:formula="of:=([.E29]*[.F29])" office:value-type="float" office:value="450">
            <text:p>4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Carolus van laar</text:p>
          </table:table-cell>
          <table:table-cell office:value-type="string">
            <text:p>Monitor kleine zaal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table:formula="of:=HOUR([.D30]-[.C30])" office:value-type="float" office:value="10">
            <text:p>10</text:p>
          </table:table-cell>
          <table:table-cell office:value-type="float" office:value="45">
            <text:p>45</text:p>
          </table:table-cell>
          <table:table-cell table:formula="of:=([.E30]*[.F30])" office:value-type="float" office:value="450">
            <text:p>4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Jesmer leerentveld</text:p>
          </table:table-cell>
          <table:table-cell office:value-type="string">
            <text:p>Stagehand Kleine zaal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table:formula="of:=HOUR([.D31]-[.C31])"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([.E31]*[.F31])" office:value-type="float" office:value="300">
            <text:p>30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Daniel messing</text:p>
          </table:table-cell>
          <table:table-cell office:value-type="string">
            <text:p>Stagehand Grote zaal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table:formula="of:=HOUR([.D32]-[.C32])"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([.E32]*[.F32])" office:value-type="float" office:value="300">
            <text:p>30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richard ijzer</text:p>
          </table:table-cell>
          <table:table-cell office:value-type="string">
            <text:p>Stagehand Grote zaal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table:formula="of:=HOUR([.D33]-[.C33])"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([.E33]*[.F33])" office:value-type="float" office:value="300">
            <text:p>30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cliff bakkum</text:p>
          </table:table-cell>
          <table:table-cell office:value-type="string">
            <text:p>Stagehand Grote zaal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table:formula="of:=HOUR([.D34]-[.C34])"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([.E34]*[.F34])" office:value-type="float" office:value="300">
            <text:p>30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Edgar jansen</text:p>
          </table:table-cell>
          <table:table-cell office:value-type="string">
            <text:p>Stagemanager Grote zaal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table:formula="of:=HOUR([.D35]-[.C35])"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([.E35]*[.F35])" office:value-type="float" office:value="350">
            <text:p>3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simon boers</text:p>
          </table:table-cell>
          <table:table-cell office:value-type="string">
            <text:p>Stagemanager Kleine zaal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table:formula="of:=HOUR([.D36]-[.C36])"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([.E36]*[.F36])" office:value-type="float" office:value="350">
            <text:p>3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Peter Plingel</text:p>
          </table:table-cell>
          <table:table-cell office:value-type="string">
            <text:p>Piano stemmer</text:p>
          </table:table-cell>
          <table:table-cell office:value-type="time" office:time-value="PT18H45M00S">
            <text:p>06:45:00 PM</text:p>
          </table:table-cell>
          <table:table-cell office:value-type="time" office:time-value="PT21H00M00S">
            <text:p>09:00:00 PM</text:p>
          </table:table-cell>
          <table:table-cell table:formula="of:=HOUR([.D37]-[.C37])" office:value-type="float" office:value="2">
            <text:p>2</text:p>
          </table:table-cell>
          <table:table-cell office:value-type="float" office:value="50">
            <text:p>50</text:p>
          </table:table-cell>
          <table:table-cell table:formula="of:=([.E37]*[.F37])" office:value-type="float" office:value="100">
            <text:p>100</text:p>
          </table:table-cell>
          <table:table-cell office:value-type="string">
            <text:p>+31 6 12345678</text:p>
          </table:table-cell>
          <table:table-cell office:value-type="string">
            <text:p><text:a xlink:href="mailto:Peter@plingel.com">Peter@plingel.com</text:a></text:p>
          </table:table-cell>
        </table:table-row>
        <table:table-row table:style-name="ro2">
          <table:table-cell office:value-type="string">
            <text:p>Louk rikker</text:p>
          </table:table-cell>
          <table:table-cell office:value-type="string">
            <text:p>Rigging en lampen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table:formula="of:=HOUR([.D38]-[.C38])" office:value-type="float" office:value="3">
            <text:p>3</text:p>
          </table:table-cell>
          <table:table-cell office:value-type="float" office:value="35">
            <text:p>35</text:p>
          </table:table-cell>
          <table:table-cell table:formula="of:=([.E38]*[.F38])" office:value-type="float" office:value="105">
            <text:p>105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rick rakker</text:p>
          </table:table-cell>
          <table:table-cell office:value-type="string">
            <text:p>Rigging en lampen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table:formula="of:=HOUR([.D39]-[.C39])" office:value-type="float" office:value="3">
            <text:p>3</text:p>
          </table:table-cell>
          <table:table-cell office:value-type="float" office:value="35">
            <text:p>35</text:p>
          </table:table-cell>
          <table:table-cell table:formula="of:=([.E39]*[.F39])" office:value-type="float" office:value="105">
            <text:p>105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Jelle de wijn</text:p>
          </table:table-cell>
          <table:table-cell office:value-type="string">
            <text:p>Rigging en lampen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table:formula="of:=HOUR([.D40]-[.C40])" office:value-type="float" office:value="3">
            <text:p>3</text:p>
          </table:table-cell>
          <table:table-cell office:value-type="float" office:value="35">
            <text:p>35</text:p>
          </table:table-cell>
          <table:table-cell table:formula="of:=([.E40]*[.F40])" office:value-type="float" office:value="105">
            <text:p>105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Gerrald Jongsma</text:p>
          </table:table-cell>
          <table:table-cell office:value-type="string">
            <text:p>Rigging en lampen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table:formula="of:=HOUR([.D41]-[.C41])" office:value-type="float" office:value="3">
            <text:p>3</text:p>
          </table:table-cell>
          <table:table-cell office:value-type="float" office:value="35">
            <text:p>35</text:p>
          </table:table-cell>
          <table:table-cell table:formula="of:=([.E41]*[.F41])" office:value-type="float" office:value="105">
            <text:p>105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robert robe</text:p>
          </table:table-cell>
          <table:table-cell office:value-type="string">
            <text:p>Rigging en lampen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table:formula="of:=HOUR([.D42]-[.C42])" office:value-type="float" office:value="3">
            <text:p>3</text:p>
          </table:table-cell>
          <table:table-cell office:value-type="float" office:value="35">
            <text:p>35</text:p>
          </table:table-cell>
          <table:table-cell table:formula="of:=([.E42]*[.F42])" office:value-type="float" office:value="105">
            <text:p>105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mari zeilstra</text:p>
          </table:table-cell>
          <table:table-cell office:value-type="string">
            <text:p>Rigging en lampen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table:formula="of:=HOUR([.D43]-[.C43])" office:value-type="float" office:value="3">
            <text:p>3</text:p>
          </table:table-cell>
          <table:table-cell office:value-type="float" office:value="35">
            <text:p>35</text:p>
          </table:table-cell>
          <table:table-cell table:formula="of:=([.E43]*[.F43])" office:value-type="float" office:value="105">
            <text:p>105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Sebatian hottel</text:p>
          </table:table-cell>
          <table:table-cell office:value-type="string">
            <text:p>PA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table:formula="of:=HOUR([.D44]-[.C44])" office:value-type="float" office:value="3">
            <text:p>3</text:p>
          </table:table-cell>
          <table:table-cell office:value-type="float" office:value="35">
            <text:p>35</text:p>
          </table:table-cell>
          <table:table-cell table:formula="of:=([.E44]*[.F44])" office:value-type="float" office:value="105">
            <text:p>105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Kylian van burken</text:p>
          </table:table-cell>
          <table:table-cell office:value-type="string">
            <text:p>PA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table:formula="of:=HOUR([.D45]-[.C45])" office:value-type="float" office:value="3">
            <text:p>3</text:p>
          </table:table-cell>
          <table:table-cell office:value-type="float" office:value="35">
            <text:p>35</text:p>
          </table:table-cell>
          <table:table-cell table:formula="of:=([.E45]*[.F45])" office:value-type="float" office:value="105">
            <text:p>105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Arya van Eersel</text:p>
          </table:table-cell>
          <table:table-cell office:value-type="string">
            <text:p>PA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table:formula="of:=HOUR([.D46]-[.C46])" office:value-type="float" office:value="3">
            <text:p>3</text:p>
          </table:table-cell>
          <table:table-cell office:value-type="float" office:value="35">
            <text:p>35</text:p>
          </table:table-cell>
          <table:table-cell table:formula="of:=([.E46]*[.F46])" office:value-type="float" office:value="105">
            <text:p>105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Rinse Folkertsma</text:p>
          </table:table-cell>
          <table:table-cell office:value-type="string">
            <text:p>PA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table:formula="of:=HOUR([.D47]-[.C47])" office:value-type="float" office:value="3">
            <text:p>3</text:p>
          </table:table-cell>
          <table:table-cell office:value-type="float" office:value="35">
            <text:p>35</text:p>
          </table:table-cell>
          <table:table-cell table:formula="of:=([.E47]*[.F47])" office:value-type="float" office:value="105">
            <text:p>105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Almir van zeist</text:p>
          </table:table-cell>
          <table:table-cell office:value-type="string">
            <text:p>PA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table:formula="of:=HOUR([.D48]-[.C48])" office:value-type="float" office:value="3">
            <text:p>3</text:p>
          </table:table-cell>
          <table:table-cell office:value-type="float" office:value="35">
            <text:p>35</text:p>
          </table:table-cell>
          <table:table-cell table:formula="of:=([.E48]*[.F48])" office:value-type="float" office:value="105">
            <text:p>105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Orrin leegwater</text:p>
          </table:table-cell>
          <table:table-cell office:value-type="string">
            <text:p>PA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table:formula="of:=HOUR([.D49]-[.C49])" office:value-type="float" office:value="3">
            <text:p>3</text:p>
          </table:table-cell>
          <table:table-cell office:value-type="float" office:value="35">
            <text:p>35</text:p>
          </table:table-cell>
          <table:table-cell table:formula="of:=([.E49]*[.F49])" office:value-type="float" office:value="105">
            <text:p>105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Karel kachelkrocht</text:p>
          </table:table-cell>
          <table:table-cell office:value-type="string">
            <text:p>Afbreken Grote zaal</text:p>
          </table:table-cell>
          <table:table-cell office:value-type="time" office:time-value="PT01H00M00S">
            <text:p>01:00:00 AM</text:p>
          </table:table-cell>
          <table:table-cell office:value-type="time" office:time-value="PT06H00M00S">
            <text:p>06:00:00 AM</text:p>
          </table:table-cell>
          <table:table-cell table:formula="of:=HOUR([.D50]-[.C50])" office:value-type="float" office:value="5">
            <text:p>5</text:p>
          </table:table-cell>
          <table:table-cell office:value-type="float" office:value="30">
            <text:p>30</text:p>
          </table:table-cell>
          <table:table-cell table:formula="of:=([.E50]*[.F50])" office:value-type="float" office:value="150">
            <text:p>1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berend boterkoek</text:p>
          </table:table-cell>
          <table:table-cell office:value-type="string">
            <text:p>Afbreken Grote zaal</text:p>
          </table:table-cell>
          <table:table-cell office:value-type="time" office:time-value="PT01H00M00S">
            <text:p>01:00:00 AM</text:p>
          </table:table-cell>
          <table:table-cell office:value-type="time" office:time-value="PT06H00M00S">
            <text:p>06:00:00 AM</text:p>
          </table:table-cell>
          <table:table-cell table:formula="of:=HOUR([.D51]-[.C51])" office:value-type="float" office:value="5">
            <text:p>5</text:p>
          </table:table-cell>
          <table:table-cell office:value-type="float" office:value="30">
            <text:p>30</text:p>
          </table:table-cell>
          <table:table-cell table:formula="of:=([.E51]*[.F51])" office:value-type="float" office:value="150">
            <text:p>1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arend appelgebak</text:p>
          </table:table-cell>
          <table:table-cell office:value-type="string">
            <text:p>Afbreken Grote zaal</text:p>
          </table:table-cell>
          <table:table-cell office:value-type="time" office:time-value="PT01H00M00S">
            <text:p>01:00:00 AM</text:p>
          </table:table-cell>
          <table:table-cell office:value-type="time" office:time-value="PT06H00M00S">
            <text:p>06:00:00 AM</text:p>
          </table:table-cell>
          <table:table-cell table:formula="of:=HOUR([.D52]-[.C52])" office:value-type="float" office:value="5">
            <text:p>5</text:p>
          </table:table-cell>
          <table:table-cell office:value-type="float" office:value="30">
            <text:p>30</text:p>
          </table:table-cell>
          <table:table-cell table:formula="of:=([.E52]*[.F52])" office:value-type="float" office:value="150">
            <text:p>1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bart barrelbond</text:p>
          </table:table-cell>
          <table:table-cell office:value-type="string">
            <text:p>Afbreken Grote zaal</text:p>
          </table:table-cell>
          <table:table-cell office:value-type="time" office:time-value="PT01H00M00S">
            <text:p>01:00:00 AM</text:p>
          </table:table-cell>
          <table:table-cell office:value-type="time" office:time-value="PT06H00M00S">
            <text:p>06:00:00 AM</text:p>
          </table:table-cell>
          <table:table-cell table:formula="of:=HOUR([.D53]-[.C53])" office:value-type="float" office:value="5">
            <text:p>5</text:p>
          </table:table-cell>
          <table:table-cell office:value-type="float" office:value="30">
            <text:p>30</text:p>
          </table:table-cell>
          <table:table-cell table:formula="of:=([.E53]*[.F53])" office:value-type="float" office:value="150">
            <text:p>1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david dankel</text:p>
          </table:table-cell>
          <table:table-cell office:value-type="string">
            <text:p>Afbreken Grote zaal</text:p>
          </table:table-cell>
          <table:table-cell office:value-type="time" office:time-value="PT01H00M00S">
            <text:p>01:00:00 AM</text:p>
          </table:table-cell>
          <table:table-cell office:value-type="time" office:time-value="PT06H00M00S">
            <text:p>06:00:00 AM</text:p>
          </table:table-cell>
          <table:table-cell table:formula="of:=HOUR([.D54]-[.C54])" office:value-type="float" office:value="5">
            <text:p>5</text:p>
          </table:table-cell>
          <table:table-cell office:value-type="float" office:value="30">
            <text:p>30</text:p>
          </table:table-cell>
          <table:table-cell table:formula="of:=([.E54]*[.F54])" office:value-type="float" office:value="150">
            <text:p>1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gerard graag</text:p>
          </table:table-cell>
          <table:table-cell office:value-type="string">
            <text:p>Afbreken Grote zaal</text:p>
          </table:table-cell>
          <table:table-cell office:value-type="time" office:time-value="PT01H00M00S">
            <text:p>01:00:00 AM</text:p>
          </table:table-cell>
          <table:table-cell office:value-type="time" office:time-value="PT06H00M00S">
            <text:p>06:00:00 AM</text:p>
          </table:table-cell>
          <table:table-cell table:formula="of:=HOUR([.D55]-[.C55])" office:value-type="float" office:value="5">
            <text:p>5</text:p>
          </table:table-cell>
          <table:table-cell office:value-type="float" office:value="30">
            <text:p>30</text:p>
          </table:table-cell>
          <table:table-cell table:formula="of:=([.E55]*[.F55])" office:value-type="float" office:value="150">
            <text:p>1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william wortel</text:p>
          </table:table-cell>
          <table:table-cell office:value-type="string">
            <text:p>Afbreken Kleine zaal</text:p>
          </table:table-cell>
          <table:table-cell office:value-type="time" office:time-value="PT01H00M00S">
            <text:p>01:00:00 AM</text:p>
          </table:table-cell>
          <table:table-cell office:value-type="time" office:time-value="PT06H00M00S">
            <text:p>06:00:00 AM</text:p>
          </table:table-cell>
          <table:table-cell table:formula="of:=HOUR([.D56]-[.C56])" office:value-type="float" office:value="5">
            <text:p>5</text:p>
          </table:table-cell>
          <table:table-cell office:value-type="float" office:value="30">
            <text:p>30</text:p>
          </table:table-cell>
          <table:table-cell table:formula="of:=([.E56]*[.F56])" office:value-type="float" office:value="150">
            <text:p>1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job jolig</text:p>
          </table:table-cell>
          <table:table-cell office:value-type="string">
            <text:p>Afbreken Kleine zaal</text:p>
          </table:table-cell>
          <table:table-cell office:value-type="time" office:time-value="PT01H00M00S">
            <text:p>01:00:00 AM</text:p>
          </table:table-cell>
          <table:table-cell office:value-type="time" office:time-value="PT06H00M00S">
            <text:p>06:00:00 AM</text:p>
          </table:table-cell>
          <table:table-cell table:formula="of:=HOUR([.D57]-[.C57])" office:value-type="float" office:value="5">
            <text:p>5</text:p>
          </table:table-cell>
          <table:table-cell office:value-type="float" office:value="30">
            <text:p>30</text:p>
          </table:table-cell>
          <table:table-cell table:formula="of:=([.E57]*[.F57])" office:value-type="float" office:value="150">
            <text:p>1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jacob jaknikker</text:p>
          </table:table-cell>
          <table:table-cell office:value-type="string">
            <text:p>Afbreken Kleine zaal</text:p>
          </table:table-cell>
          <table:table-cell office:value-type="time" office:time-value="PT01H00M00S">
            <text:p>01:00:00 AM</text:p>
          </table:table-cell>
          <table:table-cell office:value-type="time" office:time-value="PT06H00M00S">
            <text:p>06:00:00 AM</text:p>
          </table:table-cell>
          <table:table-cell table:formula="of:=HOUR([.D58]-[.C58])" office:value-type="float" office:value="5">
            <text:p>5</text:p>
          </table:table-cell>
          <table:table-cell office:value-type="float" office:value="30">
            <text:p>30</text:p>
          </table:table-cell>
          <table:table-cell table:formula="of:=([.E58]*[.F58])" office:value-type="float" office:value="150">
            <text:p>1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frans fanaat</text:p>
          </table:table-cell>
          <table:table-cell office:value-type="string">
            <text:p>Afbreken Kleine zaal</text:p>
          </table:table-cell>
          <table:table-cell office:value-type="time" office:time-value="PT01H00M00S">
            <text:p>01:00:00 AM</text:p>
          </table:table-cell>
          <table:table-cell office:value-type="time" office:time-value="PT06H00M00S">
            <text:p>06:00:00 AM</text:p>
          </table:table-cell>
          <table:table-cell table:formula="of:=HOUR([.D59]-[.C59])" office:value-type="float" office:value="5">
            <text:p>5</text:p>
          </table:table-cell>
          <table:table-cell office:value-type="float" office:value="30">
            <text:p>30</text:p>
          </table:table-cell>
          <table:table-cell table:formula="of:=([.E59]*[.F59])" office:value-type="float" office:value="150">
            <text:p>1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string">
            <text:p>Totaal bedrag</text:p>
          </table:table-cell>
          <table:table-cell table:formula="of:=SUM([.G2:.G58])" office:value-type="float" office:value="11780">
            <text:p>11780</text:p>
          </table:table-cell>
          <table:table-cell table:number-columns-repeated="2"/>
        </table:table-row>
      </table:table>
      <table:table table:name="Blad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0">03/20/2022</text:date>, <text:time>17:05:0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9T14:23:36.29</meta:creation-date>
    <meta:generator>OpenOffice/4.1.9$Win32 OpenOffice.org_project/419m1$Build-9805</meta:generator>
    <dc:date>2022-03-20T17:05:06.20</dc:date>
    <meta:editing-duration>PT1H3M55S</meta:editing-duration>
    <meta:editing-cycles>5</meta:editing-cycles>
    <meta:document-statistic meta:table-count="3" meta:cell-count="533" meta:object-count="0"/>
  </office:meta>
</office:document-meta>
</file>